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dd4814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227cm" fo:min-width="2.294cm"/>
    </style:style>
    <style:style style:name="gr4" style:family="graphic" style:parent-style-name="standard">
      <style:graphic-properties draw:fill-color="#dd4814" draw:textarea-horizontal-align="justify" draw:textarea-vertical-align="middle" draw:auto-grow-height="false" fo:min-height="13.477cm" fo:min-width="13.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2.323cm" fo:min-width="9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10" style:family="graphic" style:parent-style-name="objectwithoutfill">
      <style:graphic-properties svg:stroke-width="0.203cm" svg:stroke-color="#dd4814" draw:marker-start-width="0.811cm" draw:marker-end="Arrow" draw:marker-end-width="0.913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2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objectwithoutfill">
      <style:graphic-properties svg:stroke-width="0.203cm" svg:stroke-color="#dd4814" draw:marker-start-width="0.811cm" draw:marker-end="Arrow" draw:marker-end-width="0.811cm" draw:fill="none" draw:textarea-vertical-align="middle" fo:padding-top="0.226cm" fo:padding-bottom="0.226cm" fo:padding-left="0.351cm" fo:padding-right="0.351cm"/>
    </style:style>
    <style:style style:name="gr14" style:family="graphic" style:parent-style-name="standard">
      <style:graphic-properties draw:fill-color="#dd4814" draw:textarea-horizontal-align="justify" draw:textarea-vertical-align="middle" draw:auto-grow-height="false" fo:min-height="0.19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888cm" fo:min-width="3.696cm"/>
    </style:style>
    <style:style style:name="gr18" style:family="graphic" style:parent-style-name="standard">
      <style:graphic-properties draw:stroke="none" svg:stroke-color="#000000" draw:fill="none" draw:fill-color="#ffffff" fo:min-height="1.026cm"/>
    </style:style>
    <style:style style:name="gr19" style:family="graphic" style:parent-style-name="standard">
      <style:graphic-properties draw:textarea-horizontal-align="justify" draw:textarea-vertical-align="middle" draw:auto-grow-height="false" fo:min-height="2.804cm" fo:min-width="1.836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068cm" fo:min-width="0.014cm"/>
    </style:style>
    <style:style style:name="gr21" style:family="graphic" style:parent-style-name="objectwithoutfill">
      <style:graphic-properties svg:stroke-width="0.203cm" svg:stroke-color="#dd4814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22" style:family="graphic" style:parent-style-name="standard">
      <style:graphic-properties svg:stroke-color="#000000" draw:fill-color="#dd4814" draw:textarea-horizontal-align="justify" draw:textarea-vertical-align="middle" draw:auto-grow-height="false" fo:min-height="0.888cm" fo:min-width="2.066cm"/>
    </style:style>
    <style:style style:name="gr23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fo:min-height="1.2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11cm"/>
    </style:style>
    <style:style style:name="gr2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</style:style>
    <style:style style:name="gr2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svg:stroke-color="#000000" draw:textarea-horizontal-align="justify" draw:textarea-vertical-align="middle" draw:auto-grow-height="false" fo:min-height="0.888cm" fo:min-width="2.0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4cm"/>
    </style:style>
    <style:style style:name="gr3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4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1cm"/>
    </style:style>
    <style:style style:name="gr36" style:family="graphic" style:parent-style-name="standard">
      <style:graphic-properties draw:textarea-horizontal-align="justify" draw:textarea-vertical-align="middle" draw:auto-grow-height="false" fo:min-height="1.109cm" fo:min-width="0.914cm"/>
    </style:style>
    <style:style style:name="gr37" style:family="graphic" style:parent-style-name="standard">
      <style:graphic-properties svg:stroke-color="#000000" draw:textarea-horizontal-align="justify" draw:textarea-vertical-align="middle" draw:auto-grow-height="false" fo:min-height="0.888cm" fo:min-width="3.8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/>
    </style:style>
    <style:style style:name="gr39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2.804cm" fo:min-width="2.474cm" fo:padding-top="0.176cm" fo:padding-bottom="0.176cm" fo:padding-left="0.301cm" fo:padding-right="0.301cm"/>
    </style:style>
    <style:style style:name="gr40" style:family="graphic" style:parent-style-name="objectwithoutfill">
      <style:graphic-properties svg:stroke-width="0.102cm" svg:stroke-color="#000000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41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42" style:family="graphic" style:parent-style-name="standard">
      <style:graphic-properties draw:stroke="none" svg:stroke-color="#000000" draw:fill="none" draw:fill-color="#ffffff" fo:min-height="1.058cm"/>
    </style:style>
    <style:style style:name="gr43" style:family="graphic" style:parent-style-name="standard">
      <style:graphic-properties draw:stroke="none" svg:stroke-color="#000000" draw:fill="none" draw:fill-color="#ffffff" fo:min-height="1.965cm"/>
    </style:style>
    <style:style style:name="gr44" style:family="graphic" style:parent-style-name="objectwithoutfill">
      <style:graphic-properties draw:stroke="dash" draw:stroke-dash="Fine_20_Dashed"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draw:stroke="none" svg:stroke-color="#000000" draw:fill="none" draw:fill-color="#ffffff" fo:min-height="1.4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</style:style>
    <style:style style:name="gr48" style:family="graphic" style:parent-style-name="standard">
      <style:graphic-properties draw:textarea-horizontal-align="justify" draw:textarea-vertical-align="middle" draw:auto-grow-height="false" fo:min-height="3.306cm" fo:min-width="3.945cm"/>
    </style:style>
    <style:style style:name="gr49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51" style:family="graphic" style:parent-style-name="standard">
      <style:graphic-properties draw:fill-color="#dd4814" draw:textarea-horizontal-align="justify" draw:textarea-vertical-align="middle" draw:auto-grow-height="false" fo:min-height="2.837cm" fo:min-width="3.363cm"/>
    </style:style>
    <style:style style:name="gr52" style:family="graphic" style:parent-style-name="standard">
      <style:graphic-properties draw:fill-color="#000000" draw:textarea-horizontal-align="justify" draw:textarea-vertical-align="middle" draw:auto-grow-height="false" fo:min-height="0.026cm" fo:min-width="0.014cm"/>
    </style:style>
    <style:style style:name="gr53" style:family="graphic" style:parent-style-name="standard">
      <style:graphic-properties draw:textarea-horizontal-align="justify" draw:textarea-vertical-align="middle" draw:auto-grow-height="false" fo:min-height="2.837cm" fo:min-width="3.998cm"/>
    </style:style>
    <style:style style:name="gr54" style:family="graphic" style:parent-style-name="standard">
      <style:graphic-properties svg:stroke-width="0.203cm" svg:stroke-color="#dd4814" draw:marker-start-width="0.811cm" draw:marker-end="Arrow" draw:marker-end-width="0.913cm" draw:textarea-vertical-align="middle" fo:padding-top="0.226cm" fo:padding-bottom="0.226cm" fo:padding-left="0.351cm" fo:padding-right="0.351cm"/>
    </style:style>
    <style:style style:name="gr55" style:family="graphic" style:parent-style-name="standard">
      <style:graphic-properties svg:stroke-width="0.203cm" svg:stroke-color="#dd4814" draw:marker-start-width="0.811cm" draw:marker-end-width="0.811cm" draw:textarea-vertical-align="middle" fo:padding-top="0.226cm" fo:padding-bottom="0.226cm" fo:padding-left="0.351cm" fo:padding-right="0.351cm"/>
    </style:style>
    <style:style style:name="gr56" style:family="graphic" style:parent-style-name="standard">
      <style:graphic-properties draw:fill-color="#000000" draw:textarea-horizontal-align="justify" draw:textarea-vertical-align="middle" draw:auto-grow-height="false" fo:min-height="0.29cm" fo:min-width="0cm"/>
    </style:style>
    <style:style style:name="gr57" style:family="graphic" style:parent-style-name="standard">
      <style:graphic-properties svg:stroke-width="0.102cm" svg:stroke-color="#000000" draw:marker-start-width="0.509cm" draw:marker-end="Arrow" draw:marker-end-width="0.61cm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draw:textarea-horizontal-align="justify" draw:textarea-vertical-align="middle" draw:auto-grow-height="false" fo:min-height="1.91cm" fo:min-width="0.686cm" draw:shadow="hidden"/>
    </style:style>
    <style:style style:name="gr59" style:family="graphic" style:parent-style-name="objectwithoutfill">
      <style:graphic-properties svg:stroke-width="0.102cm" draw:marker-start="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54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3.468cm" fo:min-width="3.105cm" fo:padding-top="0cm" fo:padding-bottom="0cm" fo:padding-left="0cm" fo:padding-right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19cm"/>
    </style:style>
    <style:style style:name="gr63" style:family="graphic" style:parent-style-name="standard">
      <style:graphic-properties svg:stroke-width="0.102cm" svg:stroke-color="#000000" draw:marker-start-width="0.509cm" draw:marker-end="Arrow" draw:marker-end-width="0.509cm" draw:textarea-vertical-align="middle" fo:padding-top="0.176cm" fo:padding-bottom="0.176cm" fo:padding-left="0.301cm" fo:padding-right="0.301cm"/>
    </style:style>
    <style:style style:name="gr64" style:family="graphic" style:parent-style-name="standard">
      <style:graphic-properties svg:stroke-width="0.203cm" svg:stroke-color="#dd4814" draw:marker-start-width="0.813cm" draw:marker-end-width="0.813cm" draw:textarea-vertical-align="middle" fo:padding-top="0.226cm" fo:padding-bottom="0.226cm" fo:padding-left="0.351cm" fo:padding-right="0.3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dd4814"/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25pt" style:font-size-asian="25pt" style:font-size-complex="25pt"/>
    </style:style>
    <style:style style:name="P15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  <style:text-properties fo:color="#ff3333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text-properties fo:font-size="88pt" style:font-size-asian="88pt" style:font-size-complex="8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color="#ff3333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font-name="Liberation Sans2" fo:font-size="88pt" fo:font-weight="bold" style:font-size-asian="88pt" style:font-name-complex="Liberation Sans2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8.731cm" svg:y1="9.917cm" svg:x2="53.009cm" svg:y2="5.139cm">
          <text:p/>
        </draw:line>
        <draw:polygon draw:style-name="gr2" draw:text-style-name="P2" draw:layer="layout" svg:width="7.947cm" svg:height="7.427cm" draw:transform="skewX (0.359712358836031) rotate (-0.605629250442033) translate (77.8745626605228cm 17.9869162159407cm)" svg:viewBox="0 0 7948 7428" draw:points="111,537 4601,0 7948,3132 7252,7428 4463,4818 4179,3830 3012,3461 0,642">
          <text:p/>
        </draw:polygon>
        <draw:custom-shape draw:style-name="gr3" draw:text-style-name="P4" xml:id="id1" draw:id="id1" draw:layer="layout" svg:width="2.794cm" svg:height="6.477cm" svg:x="3.311cm" svg:y="17.662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98cm" svg:height="13.727cm" svg:x="49.346cm" svg:y="15.47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1">Register Fil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179cm" svg:height="2.071cm" svg:x="49.705cm" svg:y="27.477cm">
          <draw:text-box>
            <text:p><text:span text:style-name="T3">Data</text:span></text:p>
          </draw:text-box>
        </draw:frame>
        <draw:frame draw:style-name="gr6" draw:text-style-name="P6" draw:layer="layout" svg:width="6.131cm" svg:height="1.987cm" svg:x="49.702cm" svg:y="17.364cm">
          <draw:text-box>
            <text:p><text:span text:style-name="T3">Read Register 1</text:span></text:p>
          </draw:text-box>
        </draw:frame>
        <draw:frame draw:style-name="gr6" draw:text-style-name="P6" draw:layer="layout" svg:width="6.131cm" svg:height="1.987cm" svg:x="49.703cm" svg:y="19.965cm">
          <draw:text-box>
            <text:p><text:span text:style-name="T3">Read Register 2</text:span></text:p>
          </draw:text-box>
        </draw:frame>
        <draw:frame draw:style-name="gr6" draw:text-style-name="P6" draw:layer="layout" svg:width="6.131cm" svg:height="1.987cm" svg:x="49.704cm" svg:y="23.566cm">
          <draw:text-box>
            <text:p><text:span text:style-name="T3">Write Register</text:span></text:p>
          </draw:text-box>
        </draw:frame>
        <draw:frame draw:style-name="gr6" draw:text-style-name="P6" draw:layer="layout" svg:width="3.79cm" svg:height="1.987cm" svg:x="58.003cm" svg:y="15.765cm">
          <draw:text-box>
            <text:p><text:span text:style-name="T3">Write</text:span></text:p>
          </draw:text-box>
        </draw:frame>
        <draw:frame draw:style-name="gr6" draw:text-style-name="P6" draw:layer="layout" svg:width="6.131cm" svg:height="1.987cm" svg:x="58.403cm" svg:y="19.565cm">
          <draw:text-box>
            <text:p><text:span text:style-name="T3">Read Data 1</text:span></text:p>
          </draw:text-box>
        </draw:frame>
        <draw:frame draw:style-name="gr6" draw:text-style-name="P6" draw:layer="layout" svg:width="6.131cm" svg:height="1.987cm" svg:x="58.404cm" svg:y="24.066cm">
          <draw:text-box>
            <text:p><text:span text:style-name="T3">Read Data 2</text:span></text:p>
          </draw:text-box>
        </draw:frame>
        <draw:custom-shape draw:style-name="gr7" draw:text-style-name="P3" draw:layer="layout" svg:width="10.16cm" svg:height="12.573cm" svg:x="12.263cm" svg:y="15.986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2"/></text:p>
          <text:p text:style-name="P3"><text:span text:style-name="T2"><text:s text:c="18"/></text:span><text:span text:style-name="T4">Memory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81cm" svg:height="1.987cm" svg:x="12.517cm" svg:y="21.32cm">
          <draw:text-box>
            <text:p><text:span text:style-name="T3">Address</text:span></text:p>
          </draw:text-box>
        </draw:frame>
        <draw:frame draw:style-name="gr6" draw:text-style-name="P6" draw:layer="layout" svg:width="3.556cm" svg:height="1.987cm" svg:x="18.74cm" svg:y="21.492cm">
          <draw:text-box>
            <text:p><text:span text:style-name="T3">Data out</text:span></text:p>
          </draw:text-box>
        </draw:frame>
        <draw:frame draw:style-name="gr6" draw:text-style-name="P6" draw:layer="layout" svg:width="2.156cm" svg:height="1.987cm" svg:x="14.717cm" svg:y="16.221cm">
          <draw:text-box>
            <text:p><text:span text:style-name="T3">RD</text:span></text:p>
          </draw:text-box>
        </draw:frame>
        <draw:frame draw:style-name="gr6" draw:text-style-name="P6" draw:layer="layout" svg:width="2.156cm" svg:height="1.987cm" svg:x="18.855cm" svg:y="16.291cm">
          <draw:text-box>
            <text:p><text:span text:style-name="T3">WR</text:span></text:p>
          </draw:text-box>
        </draw:frame>
        <draw:frame draw:style-name="gr8" draw:text-style-name="P6" xml:id="id27" draw:id="id27" draw:layer="layout" svg:width="3.301cm" svg:height="1.267cm" svg:x="12.318cm" svg:y="26.022cm">
          <draw:text-box>
            <text:p><text:span text:style-name="T3">Data in</text:span></text:p>
          </draw:text-box>
        </draw:frame>
        <draw:frame draw:style-name="gr9" draw:text-style-name="P7" draw:layer="layout" svg:width="2.238cm" svg:height="1.195cm" svg:x="77.299cm" svg:y="23.277cm">
          <draw:text-box>
            <text:p><text:span text:style-name="T5">ALU</text:span></text:p>
          </draw:text-box>
        </draw:frame>
        <draw:line draw:style-name="gr10" draw:text-style-name="P1" draw:layer="layout" svg:x1="81.618cm" svg:y1="22.558cm" svg:x2="85.631cm" svg:y2="22.558cm">
          <text:p/>
        </draw:line>
        <draw:connector draw:style-name="gr10" draw:text-style-name="P1" xml:id="id11" draw:id="id11" draw:layer="layout" draw:line-skew="-1.496cm" svg:x1="65.252cm" svg:y1="1.61cm" svg:x2="3.311cm" svg:y2="20.9cm" draw:end-shape="id1" draw:end-glue-point="3" svg:d="M65252 1610h-63938v19290h1997" svg:viewBox="0 0 63939 19291">
          <text:p/>
        </draw:connector>
        <draw:frame draw:style-name="gr11" draw:text-style-name="P8" draw:layer="layout" svg:width="0.68cm" svg:height="0.962cm" svg:x="62.881cm" svg:y="6.099cm">
          <draw:text-box>
            <text:p><text:s/></text:p>
          </draw:text-box>
        </draw:frame>
        <draw:custom-shape draw:style-name="gr12" draw:text-style-name="P9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1.927cm" svg:y1="25.313cm" svg:x2="45.918cm" svg:y2="25.332cm">
          <text:p/>
        </draw:line>
        <draw:custom-shape draw:style-name="gr14" draw:text-style-name="P5" draw:layer="layout" svg:width="0.508cm" svg:height="0.635cm" svg:x="41.778cm" svg:y="2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4.267cm" svg:y1="23.249cm" svg:x2="45.918cm" svg:y2="23.249cm">
          <text:p/>
        </draw:line>
        <draw:frame draw:style-name="gr15" draw:text-style-name="P10" draw:layer="layout" svg:width="2.005cm" svg:height="1.195cm" svg:x="79.499cm" svg:y="21.978cm">
          <draw:text-box>
            <text:p><text:span text:style-name="T6">Res</text:span></text:p>
          </draw:text-box>
        </draw:frame>
        <draw:frame draw:style-name="gr16" draw:text-style-name="P10" xml:id="id31" draw:id="id31" draw:layer="layout" svg:width="2.242cm" svg:height="1.195cm" svg:x="78.9cm" svg:y="19.779cm">
          <draw:text-box>
            <text:p><text:span text:style-name="T6">Zero</text:span></text:p>
          </draw:text-box>
        </draw:frame>
        <draw:custom-shape draw:style-name="gr17" draw:text-style-name="P3" xml:id="id18" draw:id="id18" draw:layer="layout" svg:width="7.488cm" svg:height="2.032cm" draw:transform="rotate (1.56538580611371) translate (72.835cm 30.6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1" draw:layer="layout" svg:width="1.524cm" svg:height="1.276cm" svg:x="72.876cm" svg:y="23.962cm">
          <draw:text-box>
            <text:p><text:span text:style-name="T7">0</text:span></text:p>
          </draw:text-box>
        </draw:frame>
        <draw:frame draw:style-name="gr18" draw:text-style-name="P11" draw:layer="layout" svg:width="1.524cm" svg:height="1.276cm" svg:x="72.876cm" svg:y="25.362cm">
          <draw:text-box>
            <text:p><text:span text:style-name="T7">1</text:span></text:p>
          </draw:text-box>
        </draw:frame>
        <draw:custom-shape draw:style-name="gr19" draw:text-style-name="P12" draw:layer="layout" svg:width="3.302cm" svg:height="4.318cm" svg:x="54.432cm" svg:y="31.444cm">
          <text:p text:style-name="P3"><text:span text:style-name="T4">Sign-</text:span></text:p>
          <text:p text:style-name="P3"><text:span text:style-name="T4">ex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1.027cm" svg:height="0.955cm" svg:x="55.875cm" svg:y="28.2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3" draw:layer="layout" svg:width="1.027cm" svg:height="0.955cm" svg:x="16.806cm" svg:y="27.5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3" draw:layer="layout" svg:width="1.027cm" svg:height="0.955cm" svg:x="4.235cm" svg:y="23.1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41.981cm" svg:y1="33.46cm" svg:x2="41.981cm" svg:y2="11.909cm">
          <text:p/>
        </draw:line>
        <draw:line draw:style-name="gr10" draw:text-style-name="P1" draw:layer="layout" svg:x1="41.981cm" svg:y1="18.017cm" svg:x2="49.347cm" svg:y2="17.966cm">
          <text:p/>
        </draw:line>
        <draw:line draw:style-name="gr10" draw:text-style-name="P1" draw:layer="layout" svg:x1="42.056cm" svg:y1="20.499cm" svg:x2="49.422cm" svg:y2="20.448cm">
          <text:p/>
        </draw:line>
        <draw:custom-shape draw:style-name="gr22" draw:text-style-name="P5" draw:layer="layout" svg:width="4.578cm" svg:height="2.032cm" draw:transform="rotate (1.56538580611371) translate (45.918cm 26.4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1" draw:layer="layout" svg:width="1.524cm" svg:height="1.276cm" svg:x="45.943cm" svg:y="22.678cm">
          <draw:text-box>
            <text:p><text:span text:style-name="T7">0</text:span></text:p>
          </draw:text-box>
        </draw:frame>
        <draw:frame draw:style-name="gr18" draw:text-style-name="P11" draw:layer="layout" svg:width="1.524cm" svg:height="1.276cm" svg:x="45.943cm" svg:y="24.678cm">
          <draw:text-box>
            <text:p><text:span text:style-name="T7">1</text:span></text:p>
          </draw:text-box>
        </draw:frame>
        <draw:custom-shape draw:style-name="gr14" draw:text-style-name="P5" draw:layer="layout" svg:width="0.508cm" svg:height="0.635cm" svg:x="44.028cm" svg:y="2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4.282cm" svg:y1="20.608cm" svg:x2="44.267cm" svg:y2="23.3cm">
          <text:p/>
        </draw:line>
        <draw:line draw:style-name="gr23" draw:text-style-name="P1" draw:layer="layout" svg:x1="47.925cm" svg:y1="24.138cm" svg:x2="49.449cm" svg:y2="24.138cm">
          <text:p/>
        </draw:line>
        <draw:custom-shape draw:style-name="gr14" draw:text-style-name="P5" draw:layer="layout" svg:width="0.508cm" svg:height="0.635cm" svg:x="41.728cm" svg:y="2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1.981cm" svg:y1="33.46cm" svg:x2="54.427cm" svg:y2="33.46cm">
          <text:p/>
        </draw:line>
        <draw:frame draw:style-name="gr24" draw:text-style-name="P14" draw:layer="layout" svg:width="8.382cm" svg:height="1.524cm" svg:x="39.251cm" svg:y="33.563cm">
          <draw:text-box>
            <text:p><text:span text:style-name="T8">Instruction [15-0]</text:span></text:p>
          </draw:text-box>
        </draw:frame>
        <draw:frame draw:style-name="gr25" draw:text-style-name="P15" draw:layer="layout" svg:width="4.011cm" svg:height="1.195cm" svg:x="57.475cm" svg:y="13.367cm">
          <draw:text-box>
            <text:p><text:span text:style-name="T9">RegWrite</text:span></text:p>
          </draw:text-box>
        </draw:frame>
        <draw:line draw:style-name="gr26" draw:text-style-name="P1" draw:layer="layout" svg:x1="59.253cm" svg:y1="15.426cm" svg:x2="59.253cm" svg:y2="14.664cm">
          <text:p/>
        </draw:line>
        <draw:line draw:style-name="gr26" draw:text-style-name="P1" draw:layer="layout" svg:x1="74.053cm" svg:y1="30.341cm" svg:x2="74.053cm" svg:y2="29.579cm">
          <text:p/>
        </draw:line>
        <draw:frame draw:style-name="gr27" draw:text-style-name="P15" draw:layer="layout" svg:width="3.978cm" svg:height="1.195cm" svg:x="72.92cm" svg:y="30.372cm">
          <draw:text-box>
            <text:p><text:span text:style-name="T9">ALUSrcB</text:span></text:p>
          </draw:text-box>
        </draw:frame>
        <draw:line draw:style-name="gr26" draw:text-style-name="P1" draw:layer="layout" svg:x1="79.565cm" svg:y1="26.245cm" svg:x2="79.565cm" svg:y2="25.483cm">
          <text:p/>
        </draw:line>
        <draw:frame draw:style-name="gr28" draw:text-style-name="P15" draw:layer="layout" svg:width="3.275cm" svg:height="1.195cm" svg:x="78.189cm" svg:y="26.169cm">
          <draw:text-box>
            <text:p><text:span text:style-name="T9">ALUOp</text:span></text:p>
          </draw:text-box>
        </draw:frame>
        <draw:line draw:style-name="gr21" draw:text-style-name="P1" draw:layer="layout" svg:x1="57.78cm" svg:y1="33.46cm" svg:x2="65.908cm" svg:y2="33.46cm">
          <text:p/>
        </draw:line>
        <draw:line draw:style-name="gr29" draw:text-style-name="P1" draw:layer="layout" svg:x1="51.252cm" svg:y1="34.349cm" svg:x2="52.268cm" svg:y2="32.698cm">
          <text:p/>
        </draw:line>
        <draw:frame draw:style-name="gr30" draw:text-style-name="P16" draw:layer="layout" svg:width="1.524cm" svg:height="1.651cm" svg:x="51.506cm" svg:y="33.654cm">
          <draw:text-box>
            <text:p><text:span text:style-name="T10">16</text:span></text:p>
          </draw:text-box>
        </draw:frame>
        <draw:line draw:style-name="gr29" draw:text-style-name="P1" draw:layer="layout" svg:x1="59.652cm" svg:y1="34.35cm" svg:x2="60.668cm" svg:y2="32.699cm">
          <text:p/>
        </draw:line>
        <draw:frame draw:style-name="gr30" draw:text-style-name="P16" draw:layer="layout" svg:width="1.524cm" svg:height="1.651cm" svg:x="60.006cm" svg:y="33.655cm">
          <draw:text-box>
            <text:p><text:span text:style-name="T10">32</text:span></text:p>
          </draw:text-box>
        </draw:frame>
        <draw:custom-shape draw:style-name="gr31" draw:text-style-name="P3" draw:layer="layout" svg:width="4.578cm" svg:height="2.032cm" draw:transform="rotate (1.56538580611371) translate (36.871cm 30.4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1" draw:layer="layout" svg:width="1.524cm" svg:height="1.276cm" svg:x="36.896cm" svg:y="26.654cm">
          <draw:text-box>
            <text:p><text:span text:style-name="T7">1</text:span></text:p>
          </draw:text-box>
        </draw:frame>
        <draw:frame draw:style-name="gr18" draw:text-style-name="P11" draw:layer="layout" svg:width="1.524cm" svg:height="1.276cm" svg:x="36.896cm" svg:y="28.654cm">
          <draw:text-box>
            <text:p><text:span text:style-name="T7">0</text:span></text:p>
          </draw:text-box>
        </draw:frame>
        <draw:line draw:style-name="gr26" draw:text-style-name="P1" draw:layer="layout" svg:x1="37.987cm" svg:y1="30.624cm" svg:x2="37.987cm" svg:y2="29.862cm">
          <text:p/>
        </draw:line>
        <draw:frame draw:style-name="gr32" draw:text-style-name="P15" draw:layer="layout" svg:width="4.824cm" svg:height="1.195cm" svg:x="36.21cm" svg:y="30.666cm">
          <draw:text-box>
            <text:p><text:span text:style-name="T9">MemToReg</text:span></text:p>
          </draw:text-box>
        </draw:frame>
        <draw:line draw:style-name="gr33" draw:text-style-name="P1" xml:id="id13" draw:id="id13" draw:layer="layout" svg:x1="35.242cm" svg:y1="29.369cm" svg:x2="36.893cm" svg:y2="29.369cm">
          <text:p/>
        </draw:line>
        <draw:line draw:style-name="gr26" draw:text-style-name="P1" draw:layer="layout" svg:x1="24.128cm" svg:y1="25.359cm" svg:x2="24.128cm" svg:y2="18.307cm">
          <text:p/>
        </draw:line>
        <draw:line draw:style-name="gr34" draw:text-style-name="P1" draw:layer="layout" svg:x1="38.933cm" svg:y1="28.305cm" svg:x2="49.347cm" svg:y2="28.305cm">
          <text:p/>
        </draw:line>
        <draw:line draw:style-name="gr26" draw:text-style-name="P1" draw:layer="layout" svg:x1="47.053cm" svg:y1="26.645cm" svg:x2="47.053cm" svg:y2="25.883cm">
          <text:p/>
        </draw:line>
        <draw:frame draw:style-name="gr35" draw:text-style-name="P15" draw:layer="layout" svg:width="3.791cm" svg:height="1.195cm" svg:x="45.377cm" svg:y="26.569cm">
          <draw:text-box>
            <text:p><text:span text:style-name="T9">RegDest</text:span></text:p>
          </draw:text-box>
        </draw:frame>
        <draw:custom-shape draw:style-name="gr36" draw:text-style-name="P3" draw:layer="layout" svg:width="1.651cm" svg:height="1.905cm" draw:transform="rotate (-3.14159265358979) translate (15.592cm 5.164cm)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7" draw:text-style-name="P3" xml:id="id10" draw:id="id10" draw:layer="layout" svg:width="7.698cm" svg:height="2.032cm" draw:transform="rotate (1.56538580611371) translate (86.77cm 11.2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1" xml:id="id15" draw:id="id15" draw:layer="layout" svg:width="1.524cm" svg:height="1.276cm" svg:x="86.812cm" svg:y="4.353cm">
          <draw:text-box>
            <text:p><text:span text:style-name="T7">0</text:span></text:p>
          </draw:text-box>
        </draw:frame>
        <draw:frame draw:style-name="gr18" draw:text-style-name="P11" xml:id="id24" draw:id="id24" draw:layer="layout" svg:width="1.524cm" svg:height="1.276cm" svg:x="86.812cm" svg:y="7.453cm">
          <draw:text-box>
            <text:p><text:span text:style-name="T7">2</text:span></text:p>
          </draw:text-box>
        </draw:frame>
        <draw:line draw:style-name="gr26" draw:text-style-name="P1" draw:layer="layout" svg:x1="88.017cm" svg:y1="10.892cm" svg:x2="88.017cm" svg:y2="10.13cm">
          <text:p/>
        </draw:line>
        <draw:frame draw:style-name="gr38" draw:text-style-name="P15" draw:layer="layout" svg:width="2.945cm" svg:height="1.195cm" svg:x="86.805cm" svg:y="11.078cm">
          <draw:text-box>
            <text:p><text:span text:style-name="T9">PCSrc</text:span></text:p>
          </draw:text-box>
        </draw:frame>
        <draw:custom-shape draw:style-name="gr39" draw:text-style-name="P17" draw:layer="layout" svg:width="4.204cm" svg:height="4.318cm" svg:x="46.932cm" svg:y="10.546cm">
          <text:p text:style-name="P3"><text:span text:style-name="T1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29" draw:id="id29" draw:layer="layout" svg:width="3.302cm" svg:height="4.318cm" svg:x="40.335cm" svg:y="2.847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9" draw:id="id9" draw:layer="layout" svg:width="0.508cm" svg:height="0.635cm" svg:x="41.727cm" svg:y="1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41.981cm" svg:y1="11.909cm" svg:x2="47.188cm" svg:y2="11.87cm">
          <text:p/>
        </draw:line>
        <draw:custom-shape draw:style-name="gr41" draw:text-style-name="P13" xml:id="id28" draw:id="id28" draw:layer="layout" svg:width="0.508cm" svg:height="0.635cm" svg:x="41.727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4" draw:layer="layout" svg:width="5.715cm" svg:height="1.308cm" svg:x="42.489cm" svg:y="10.435cm">
          <draw:text-box>
            <text:p><text:span text:style-name="T8">Inst [31-26]</text:span></text:p>
          </draw:text-box>
        </draw:frame>
        <draw:line draw:style-name="gr33" draw:text-style-name="P1" draw:layer="layout" svg:x1="41.981cm" svg:y1="14.019cm" svg:x2="47.239cm" svg:y2="13.968cm">
          <text:p/>
        </draw:line>
        <draw:custom-shape draw:style-name="gr41" draw:text-style-name="P13" draw:layer="layout" svg:width="0.508cm" svg:height="0.635cm" svg:x="41.72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layout" svg:width="3.947cm" svg:height="1.524cm" svg:x="42.098cm" svg:y="12.535cm">
          <draw:text-box>
            <text:p><text:span text:style-name="T8">Inst [5-0]</text:span></text:p>
          </draw:text-box>
        </draw:frame>
        <draw:frame draw:style-name="gr43" draw:text-style-name="P14" draw:layer="layout" svg:width="6.106cm" svg:height="2.215cm" svg:x="30.678cm" svg:y="5.28cm">
          <draw:text-box>
            <text:p><text:span text:style-name="T8">Inst [25-0]</text:span></text:p>
          </draw:text-box>
        </draw:frame>
        <draw:line draw:style-name="gr29" draw:text-style-name="P1" draw:layer="layout" svg:x1="34.446cm" svg:y1="7.793cm" svg:x2="35.762cm" svg:y2="6.755cm">
          <text:p/>
        </draw:line>
        <draw:frame draw:style-name="gr30" draw:text-style-name="P16" draw:layer="layout" svg:width="1.524cm" svg:height="1.651cm" svg:x="35.3cm" svg:y="6.811cm">
          <draw:text-box>
            <text:p><text:span text:style-name="T10">26</text:span></text:p>
          </draw:text-box>
        </draw:frame>
        <draw:line draw:style-name="gr29" draw:text-style-name="P1" draw:layer="layout" svg:x1="44.213cm" svg:y1="6.234cm" svg:x2="45.229cm" svg:y2="4.583cm">
          <text:p/>
        </draw:line>
        <draw:frame draw:style-name="gr30" draw:text-style-name="P16" draw:layer="layout" svg:width="1.524cm" svg:height="1.651cm" svg:x="44.467cm" svg:y="5.139cm">
          <draw:text-box>
            <text:p><text:span text:style-name="T10">28</text:span></text:p>
          </draw:text-box>
        </draw:frame>
        <draw:custom-shape draw:style-name="gr14" draw:text-style-name="P5" draw:layer="layout" svg:width="0.508cm" svg:height="0.635cm" svg:x="48.731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508cm" svg:height="0.635cm" svg:x="52.932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1.252cm" svg:y1="12.632cm" svg:x2="53.538cm" svg:y2="12.632cm">
          <text:p/>
        </draw:line>
        <draw:frame draw:style-name="gr45" draw:text-style-name="P14" draw:layer="layout" svg:width="7.534cm" svg:height="1.723cm" svg:x="49.898cm" svg:y="6.135cm">
          <draw:text-box>
            <text:p><text:span text:style-name="T8">PC [31-28]</text:span></text:p>
          </draw:text-box>
        </draw:frame>
        <draw:line draw:style-name="gr29" draw:text-style-name="P1" draw:layer="layout" svg:x1="54.14cm" svg:y1="5.72cm" svg:x2="54.816cm" svg:y2="4.571cm">
          <text:p/>
        </draw:line>
        <draw:frame draw:style-name="gr30" draw:text-style-name="P16" draw:layer="layout" svg:width="1.524cm" svg:height="1.651cm" svg:x="54.654cm" svg:y="3.927cm">
          <draw:text-box>
            <text:p><text:span text:style-name="T10">32</text:span></text:p>
          </draw:text-box>
        </draw:frame>
        <draw:line draw:style-name="gr21" draw:text-style-name="P1" xml:id="id23" draw:id="id23" draw:layer="layout" svg:x1="43.581cm" svg:y1="5.14cm" svg:x2="59.075cm" svg:y2="5.14cm">
          <text:p/>
        </draw:line>
        <draw:line draw:style-name="gr26" draw:text-style-name="P1" draw:layer="layout" svg:x1="19.633cm" svg:y1="16.027cm" svg:x2="19.633cm" svg:y2="15.265cm">
          <text:p/>
        </draw:line>
        <draw:line draw:style-name="gr26" draw:text-style-name="P1" draw:layer="layout" svg:x1="15.487cm" svg:y1="16.034cm" svg:x2="15.487cm" svg:y2="15.272cm">
          <text:p/>
        </draw:line>
        <draw:frame draw:style-name="gr46" draw:text-style-name="P15" draw:layer="layout" svg:width="4.346cm" svg:height="1.195cm" svg:x="17.849cm" svg:y="14.002cm">
          <draw:text-box>
            <text:p><text:span text:style-name="T9">MemWrite</text:span></text:p>
          </draw:text-box>
        </draw:frame>
        <draw:frame draw:style-name="gr47" draw:text-style-name="P15" draw:layer="layout" svg:width="4.405cm" svg:height="1.195cm" svg:x="12.812cm" svg:y="13.934cm">
          <draw:text-box>
            <text:p><text:span text:style-name="T9">MemRead</text:span></text:p>
          </draw:text-box>
        </draw:frame>
        <draw:frame draw:style-name="gr18" draw:text-style-name="P11" draw:layer="layout" svg:width="1.524cm" svg:height="1.276cm" svg:x="72.876cm" svg:y="26.962cm">
          <draw:text-box>
            <text:p><text:span text:style-name="T7">2</text:span></text:p>
          </draw:text-box>
        </draw:frame>
        <draw:frame draw:style-name="gr18" draw:text-style-name="P11" xml:id="id7" draw:id="id7" draw:layer="layout" svg:width="1.524cm" svg:height="1.276cm" svg:x="72.876cm" svg:y="28.462cm">
          <draw:text-box>
            <text:p><text:span text:style-name="T7">3</text:span></text:p>
          </draw:text-box>
        </draw:frame>
        <draw:custom-shape draw:style-name="gr48" draw:text-style-name="P18" xml:id="id8" draw:id="id8" draw:layer="layout" svg:width="4.445cm" svg:height="3.556cm" svg:x="26.385cm" svg:y="16.215cm">
          <text:p text:style-name="P3"><text:span text:style-name="T12">I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159cm" svg:height="1.987cm" svg:x="3.69cm" svg:y="17.812cm">
          <draw:text-box>
            <text:p><text:span text:style-name="T3">load</text:span></text:p>
          </draw:text-box>
        </draw:frame>
        <draw:custom-shape draw:style-name="gr20" draw:text-style-name="P13" draw:layer="layout" svg:width="1.027cm" svg:height="0.955cm" svg:x="28.136cm" svg:y="18.8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8" xml:id="id2" draw:id="id2" draw:layer="layout" svg:width="4.445cm" svg:height="3.556cm" svg:x="26.398cm" svg:y="23.176cm">
          <text:p text:style-name="P3"><text:span text:style-name="T12">MDR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027cm" svg:height="0.955cm" svg:x="28.149cm" svg:y="25.8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1" draw:layer="layout" svg:x1="22.45cm" svg:y1="22.082cm" svg:x2="24.355cm" svg:y2="22.082cm">
          <text:p/>
        </draw:line>
        <draw:custom-shape draw:style-name="gr41" draw:text-style-name="P13" draw:layer="layout" svg:width="0.508cm" svg:height="0.635cm" svg:x="23.905cm" svg:y="2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4.128cm" svg:y1="18.307cm" svg:x2="26.389cm" svg:y2="18.307cm">
          <text:p/>
        </draw:line>
        <draw:line draw:style-name="gr33" draw:text-style-name="P1" draw:layer="layout" svg:x1="24.103cm" svg:y1="25.307cm" svg:x2="26.364cm" svg:y2="25.307cm">
          <text:p/>
        </draw:line>
        <draw:line draw:style-name="gr33" draw:text-style-name="P1" xml:id="id3" draw:id="id3" draw:layer="layout" svg:x1="35.217cm" svg:y1="27.369cm" svg:x2="36.868cm" svg:y2="27.369cm">
          <text:p/>
        </draw:line>
        <draw:connector draw:style-name="gr49" draw:text-style-name="P3" draw:layer="layout" svg:x1="30.843cm" svg:y1="24.954cm" svg:x2="35.217cm" svg:y2="27.369cm" draw:start-shape="id2" draw:start-glue-point="1" draw:end-shape="id3" draw:end-glue-point="3" svg:d="M30843 24954h2162v2415h2212" svg:viewBox="0 0 4375 2416">
          <text:p/>
        </draw:connector>
        <draw:custom-shape draw:style-name="gr19" draw:text-style-name="P12" xml:id="id6" draw:id="id6" draw:layer="layout" svg:width="3.302cm" svg:height="4.318cm" svg:x="65.427cm" svg:y="31.342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" draw:id="id16" draw:layer="layout" svg:width="4.578cm" svg:height="2.032cm" draw:transform="rotate (1.56538580611371) translate (72.817cm 20.9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1" draw:layer="layout" svg:width="1.524cm" svg:height="1.276cm" svg:x="72.842cm" svg:y="17.177cm">
          <draw:text-box>
            <text:p><text:span text:style-name="T7">1</text:span></text:p>
          </draw:text-box>
        </draw:frame>
        <draw:frame draw:style-name="gr18" draw:text-style-name="P11" draw:layer="layout" svg:width="1.524cm" svg:height="1.276cm" svg:x="72.842cm" svg:y="19.177cm">
          <draw:text-box>
            <text:p><text:span text:style-name="T7">0</text:span></text:p>
          </draw:text-box>
        </draw:frame>
        <draw:line draw:style-name="gr26" draw:text-style-name="P1" draw:layer="layout" svg:x1="73.933cm" svg:y1="21.147cm" svg:x2="73.933cm" svg:y2="20.385cm">
          <text:p/>
        </draw:line>
        <draw:line draw:style-name="gr33" draw:text-style-name="P1" xml:id="id5" draw:id="id5" draw:layer="layout" svg:x1="71.188cm" svg:y1="19.892cm" svg:x2="72.839cm" svg:y2="19.892cm">
          <text:p/>
        </draw:line>
        <draw:line draw:style-name="gr10" draw:text-style-name="P1" xml:id="id22" draw:id="id22" draw:layer="layout" svg:x1="71.163cm" svg:y1="17.892cm" svg:x2="72.814cm" svg:y2="17.892cm">
          <text:p/>
        </draw:line>
        <draw:frame draw:style-name="gr50" draw:text-style-name="P19" draw:layer="layout" svg:width="1.133cm" svg:height="1.517cm" svg:x="70.037cm" svg:y="25.257cm">
          <draw:text-box>
            <text:p><text:span text:style-name="T13">4</text:span></text:p>
          </draw:text-box>
        </draw:frame>
        <draw:custom-shape draw:style-name="gr51" draw:text-style-name="P20" xml:id="id4" draw:id="id4" draw:layer="layout" svg:width="3.863cm" svg:height="3.087cm" svg:x="64.534cm" svg:y="18.36cm">
          <text:p text:style-name="P3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1.027cm" svg:height="0.828cm" svg:x="65.985cm" svg:y="2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20" draw:layer="layout" svg:width="3.863cm" svg:height="3.087cm" svg:x="64.534cm" svg:y="23.16cm">
          <text:p text:style-name="P3"><text:span text:style-name="T12">B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1.027cm" svg:height="0.828cm" svg:x="65.985cm" svg:y="25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11" xml:id="id21" draw:id="id21" draw:layer="layout" svg:width="1.524cm" svg:height="1.276cm" svg:x="86.812cm" svg:y="5.853cm">
          <draw:text-box>
            <text:p><text:span text:style-name="T7">1</text:span></text:p>
          </draw:text-box>
        </draw:frame>
        <draw:frame draw:style-name="gr18" draw:text-style-name="P11" draw:layer="layout" svg:width="1.524cm" svg:height="1.276cm" svg:x="86.812cm" svg:y="9.153cm">
          <draw:text-box>
            <text:p><text:span text:style-name="T7">3</text:span></text:p>
          </draw:text-box>
        </draw:frame>
        <draw:custom-shape draw:style-name="gr53" draw:text-style-name="P4" xml:id="id12" draw:id="id12" draw:layer="layout" svg:width="4.498cm" svg:height="3.087cm" svg:x="85.616cm" svg:y="20.9cm">
          <text:p text:style-name="P3"><text:span text:style-name="T1">ALUOut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1.027cm" svg:height="0.828cm" svg:x="87.367cm" svg:y="23.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63.317cm" svg:y1="20.05cm" svg:x2="64.46cm" svg:y2="20.05cm">
          <text:p/>
        </draw:line>
        <draw:line draw:style-name="gr21" draw:text-style-name="P1" draw:layer="layout" svg:x1="63.346cm" svg:y1="24.65cm" svg:x2="64.489cm" svg:y2="24.65cm">
          <text:p/>
        </draw:line>
        <draw:connector draw:style-name="gr49" draw:text-style-name="P3" draw:layer="layout" svg:x1="68.397cm" svg:y1="19.903cm" svg:x2="71.188cm" svg:y2="19.892cm" draw:start-shape="id4" draw:start-glue-point="1" draw:end-shape="id5" draw:end-glue-point="3" svg:d="M68397 19903h1370v-11h1421" svg:viewBox="0 0 2792 12">
          <text:p/>
        </draw:connector>
        <draw:line draw:style-name="gr33" draw:text-style-name="P1" draw:layer="layout" svg:x1="68.397cm" svg:y1="24.622cm" svg:x2="72.842cm" svg:y2="24.622cm">
          <text:p/>
        </draw:line>
        <draw:line draw:style-name="gr33" draw:text-style-name="P1" draw:layer="layout" svg:x1="71.064cm" svg:y1="26.019cm" svg:x2="72.842cm" svg:y2="26.019cm">
          <text:p/>
        </draw:line>
        <draw:line draw:style-name="gr26" draw:text-style-name="P1" draw:layer="layout" svg:x1="64.129cm" svg:y1="33.336cm" svg:x2="64.187cm" svg:y2="27.67cm">
          <text:p/>
        </draw:line>
        <draw:line draw:style-name="gr33" draw:text-style-name="P1" draw:layer="layout" svg:x1="64.187cm" svg:y1="27.67cm" svg:x2="72.817cm" svg:y2="27.67cm">
          <text:p/>
        </draw:line>
        <draw:connector draw:style-name="gr54" draw:text-style-name="P3" draw:layer="layout" svg:x1="68.729cm" svg:y1="33.501cm" svg:x2="72.876cm" svg:y2="29.1cm" draw:start-shape="id6" draw:start-glue-point="10" draw:end-shape="id7" draw:end-glue-point="3" svg:d="M68729 33501h2075v-4401h2072" svg:viewBox="0 0 4148 4402">
          <text:p/>
        </draw:connector>
        <draw:connector draw:style-name="gr55" draw:text-style-name="P3" draw:layer="layout" svg:x1="30.83cm" svg:y1="17.993cm" svg:x2="41.727cm" svg:y2="18.003cm" draw:start-shape="id8" draw:start-glue-point="1" draw:end-shape="id9" draw:end-glue-point="6" svg:d="M30830 17993h5448v10h5449" svg:viewBox="0 0 10898 11">
          <text:p/>
        </draw:connector>
        <draw:frame draw:style-name="gr27" draw:text-style-name="P15" draw:layer="layout" svg:width="3.978cm" svg:height="1.195cm" svg:x="72.361cm" svg:y="21.122cm">
          <draw:text-box>
            <text:p><text:span text:style-name="T9">ALUSrcA</text:span></text:p>
          </draw:text-box>
        </draw:frame>
        <draw:custom-shape draw:style-name="gr20" draw:text-style-name="P13" draw:layer="layout" svg:width="1.027cm" svg:height="0.955cm" svg:x="48.474cm" svg:y="13.8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5" draw:text-style-name="P3" draw:layer="layout" draw:line-skew="1.53cm" svg:x1="88.83cm" svg:y1="7.44cm" svg:x2="65.252cm" svg:y2="1.61cm" draw:start-shape="id10" draw:start-glue-point="5" draw:end-shape="id11" draw:end-glue-point="2" svg:d="M88830 7440h2046v-5830h-25624" svg:viewBox="0 0 25625 5831">
          <text:p/>
        </draw:connector>
        <draw:connector draw:style-name="gr49" draw:text-style-name="P3" draw:layer="layout" draw:line-skew="0.769cm 13.463cm" svg:x1="90.114cm" svg:y1="22.443cm" svg:x2="35.242cm" svg:y2="29.369cm" draw:start-shape="id12" draw:start-glue-point="1" draw:end-shape="id13" draw:end-glue-point="3" svg:d="M90114 22443h1270v17546h-56142v-10620" svg:viewBox="0 0 56143 17547">
          <text:p/>
        </draw:connector>
        <draw:custom-shape draw:style-name="gr56" draw:text-style-name="P13" xml:id="id14" draw:id="id14" draw:layer="layout" svg:width="0.635cm" svg:height="0.762cm" svg:x="82.922cm" svg:y="2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3" draw:layer="layout" svg:x1="83.24cm" svg:y1="22.258cm" svg:x2="86.812cm" svg:y2="4.991cm" draw:start-shape="id14" draw:start-glue-point="4" draw:end-shape="id15" draw:end-glue-point="3" svg:d="M83240 22258v-17267h3572" svg:viewBox="0 0 3573 17268">
          <text:p/>
        </draw:connector>
        <draw:line draw:style-name="gr10" draw:text-style-name="P1" xml:id="id17" draw:id="id17" draw:layer="layout" svg:x1="76.144cm" svg:y1="20.177cm" svg:x2="77.287cm" svg:y2="20.177cm">
          <text:p/>
        </draw:line>
        <draw:line draw:style-name="gr10" draw:text-style-name="P1" xml:id="id19" draw:id="id19" draw:layer="layout" svg:x1="76.195cm" svg:y1="25.003cm" svg:x2="77.338cm" svg:y2="25.003cm">
          <text:p/>
        </draw:line>
        <draw:connector draw:style-name="gr55" draw:text-style-name="P3" draw:layer="layout" svg:x1="74.866cm" svg:y1="18.704cm" svg:x2="76.144cm" svg:y2="20.177cm" draw:start-shape="id16" draw:start-glue-point="5" draw:end-shape="id17" draw:end-glue-point="3" svg:d="M74866 18704h530v1473h748" svg:viewBox="0 0 1279 1474">
          <text:p/>
        </draw:connector>
        <draw:connector draw:style-name="gr55" draw:text-style-name="P3" draw:layer="layout" svg:x1="74.894cm" svg:y1="26.944cm" svg:x2="76.195cm" svg:y2="25.003cm" draw:start-shape="id18" draw:start-glue-point="5" draw:end-shape="id19" draw:end-glue-point="3" svg:d="M74894 26944h545v-1941h756" svg:viewBox="0 0 1302 1942">
          <text:p/>
        </draw:connector>
        <draw:custom-shape draw:style-name="gr56" draw:text-style-name="P13" xml:id="id20" draw:id="id20" draw:layer="layout" svg:width="0.635cm" svg:height="0.762cm" svg:x="91.022cm" svg:y="22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line-skew="0cm -2.167cm" svg:x1="91.34cm" svg:y1="22.159cm" svg:x2="86.812cm" svg:y2="6.491cm" draw:start-shape="id20" draw:start-glue-point="4" draw:end-shape="id21" draw:end-glue-point="3" svg:d="M91340 22159v-7515h-7195v-8153h2667" svg:viewBox="0 0 7196 15669">
          <text:p/>
        </draw:connector>
        <draw:connector draw:style-name="gr55" draw:text-style-name="P3" xml:id="id25" draw:id="id25" draw:layer="layout" draw:line-skew="10.875cm" svg:x1="47.479cm" svg:y1="9.55cm" svg:x2="71.163cm" svg:y2="17.892cm" draw:end-shape="id22" draw:end-glue-point="3" svg:d="M47479 9550h22416v8342h1268" svg:viewBox="0 0 23685 8343">
          <text:p/>
        </draw:connector>
        <draw:custom-shape draw:style-name="gr56" draw:text-style-name="P13" xml:id="id26" draw:id="id26" draw:layer="layout" svg:width="0.635cm" svg:height="0.762cm" svg:x="69.522cm" svg:y="24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59.075cm" svg:y1="5.14cm" svg:x2="86.812cm" svg:y2="8.091cm" draw:start-shape="id23" draw:start-glue-point="1" draw:end-shape="id24" draw:end-glue-point="3" svg:d="M59075 5140h13920v2951h13817" svg:viewBox="0 0 27738 2952">
          <text:p/>
        </draw:connector>
        <draw:connector draw:style-name="gr55" draw:text-style-name="P3" xml:id="id38" draw:id="id38" draw:layer="layout" svg:x1="8.854cm" svg:y1="9.534cm" svg:x2="47.479cm" svg:y2="9.55cm" draw:end-shape="id25" draw:end-glue-point="2" svg:d="M8854 9534h19012v16h19613" svg:viewBox="0 0 38626 17">
          <text:p/>
        </draw:connector>
        <draw:connector draw:style-name="gr33" draw:text-style-name="P1" draw:layer="layout" draw:line-skew="9.448cm -2.168cm" svg:x1="69.84cm" svg:y1="25.021cm" svg:x2="12.318cm" svg:y2="26.655cm" draw:start-shape="id26" draw:start-glue-point="8" draw:end-shape="id27" draw:end-glue-point="3" svg:d="M69840 25021v12216h-60190v-10582h2668" svg:viewBox="0 0 60191 12217">
          <text:p/>
        </draw:connector>
        <draw:connector draw:style-name="gr10" draw:text-style-name="P1" draw:layer="layout" draw:line-skew="-4.711cm" svg:x1="41.727cm" svg:y1="11.895cm" svg:x2="40.335cm" svg:y2="5.006cm" draw:start-shape="id28" draw:start-glue-point="6" draw:end-shape="id29" draw:end-glue-point="6" svg:d="M41727 11895h-6604v-6889h5212" svg:viewBox="0 0 6605 6890">
          <text:p/>
        </draw:connector>
        <draw:frame draw:style-name="gr6" draw:text-style-name="P6" draw:layer="layout" svg:width="2.159cm" svg:height="1.987cm" svg:x="27.63cm" svg:y="16.24cm">
          <draw:text-box>
            <text:p><text:span text:style-name="T3">load</text:span></text:p>
          </draw:text-box>
        </draw:frame>
        <draw:path draw:style-name="gr58" draw:text-style-name="P3" xml:id="id30" draw:id="id30" draw:layer="layout" svg:width="1.778cm" svg:height="2.159cm" svg:x="10.231cm" svg:y="3.539cm" svg:viewBox="0 0 1779 2160" svg:d="M1779 2160c-148 0-1779-540-1779-1080s1631-1080 1779-1080c-149 0-297 540-297 1080s148 1080 297 1080zM0 0zM1779 2160z">
          <text:p/>
        </draw:path>
        <draw:line draw:style-name="gr26" draw:text-style-name="P1" draw:layer="layout" svg:x1="13.914cm" svg:y1="4.175cm" svg:x2="11.755cm" svg:y2="4.175cm">
          <text:p/>
        </draw:line>
        <draw:connector draw:style-name="gr33" draw:text-style-name="P1" draw:layer="layout" svg:x1="10.231cm" svg:y1="4.619cm" svg:x2="4.708cm" svg:y2="17.662cm" draw:start-shape="id30" draw:start-glue-point="3" draw:end-shape="id1" draw:end-glue-point="0" svg:d="M10231 4619h-5523v13043" svg:viewBox="0 0 5524 13044">
          <text:p/>
        </draw:connector>
        <draw:line draw:style-name="gr59" draw:text-style-name="P1" draw:layer="layout" svg:x1="15.592cm" svg:y1="4.81cm" svg:x2="17.751cm" svg:y2="4.81cm">
          <text:p/>
        </draw:line>
        <draw:frame draw:style-name="gr60" draw:text-style-name="P15" draw:layer="layout" svg:width="5.654cm" svg:height="1.195cm" svg:x="17.732cm" svg:y="4.175cm">
          <draw:text-box>
            <text:p><text:span text:style-name="T9">PCWriteCond</text:span></text:p>
          </draw:text-box>
        </draw:frame>
        <draw:line draw:style-name="gr59" draw:text-style-name="P1" xml:id="id32" draw:id="id32" draw:layer="layout" svg:x1="15.565cm" svg:y1="3.667cm" svg:x2="17.851cm" svg:y2="3.667cm">
          <text:p/>
        </draw:line>
        <draw:connector draw:style-name="gr49" draw:text-style-name="P3" draw:layer="layout" draw:line-skew="-9.504cm" svg:x1="80.021cm" svg:y1="19.779cm" svg:x2="17.851cm" svg:y2="3.667cm" draw:start-shape="id31" draw:start-glue-point="0" draw:end-shape="id32" draw:end-glue-point="1" svg:d="M80021 19779v-17432h-62170v1320" svg:viewBox="0 0 62171 17433">
          <text:p/>
        </draw:connector>
        <draw:frame draw:style-name="gr25" draw:text-style-name="P15" xml:id="id33" draw:id="id33" draw:layer="layout" svg:width="4.011cm" svg:height="1.195cm" svg:x="13.532cm" svg:y="5.876cm">
          <draw:text-box>
            <text:p><text:span text:style-name="T9">PCWrite</text:span></text:p>
          </draw:text-box>
        </draw:frame>
        <draw:line draw:style-name="gr26" draw:text-style-name="P1" xml:id="id34" draw:id="id34" draw:layer="layout" svg:x1="11.882cm" svg:y1="5.318cm" svg:x2="12.771cm" svg:y2="5.318cm">
          <text:p/>
        </draw:line>
        <draw:connector draw:style-name="gr49" draw:text-style-name="P3" draw:layer="layout" svg:x1="13.532cm" svg:y1="6.473cm" svg:x2="12.771cm" svg:y2="5.318cm" draw:start-shape="id33" draw:start-glue-point="3" draw:end-shape="id34" draw:end-glue-point="1" svg:d="M13532 6473h-761v-1155" svg:viewBox="0 0 762 1156">
          <text:p/>
        </draw:connector>
        <draw:frame draw:style-name="gr25" draw:text-style-name="P15" draw:layer="layout" svg:width="4.011cm" svg:height="1.195cm" svg:x="27.041cm" svg:y="13.713cm">
          <draw:text-box>
            <text:p><text:span text:style-name="T9">IRWrite</text:span></text:p>
          </draw:text-box>
        </draw:frame>
        <draw:line draw:style-name="gr26" draw:text-style-name="P1" draw:layer="layout" svg:x1="28.646cm" svg:y1="16.215cm" svg:x2="28.646cm" svg:y2="15.072cm">
          <text:p/>
        </draw:line>
        <draw:frame draw:style-name="gr24" draw:text-style-name="P6" draw:layer="layout" svg:width="8.382cm" svg:height="1.524cm" svg:x="39.298cm" svg:y="23.935cm">
          <draw:text-box>
            <text:p><text:span text:style-name="T3">Instruction [15-11]</text:span></text:p>
          </draw:text-box>
        </draw:frame>
        <draw:frame draw:style-name="gr24" draw:text-style-name="P14" draw:layer="layout" svg:width="8.382cm" svg:height="1.524cm" svg:x="41.898cm" svg:y="16.435cm">
          <draw:text-box>
            <text:p><text:span text:style-name="T8">Instruction [25-21]</text:span></text:p>
          </draw:text-box>
        </draw:frame>
        <draw:frame draw:style-name="gr24" draw:text-style-name="P14" draw:layer="layout" svg:width="8.382cm" svg:height="1.524cm" svg:x="41.998cm" svg:y="18.935cm">
          <draw:text-box>
            <text:p><text:span text:style-name="T8">Instruction [20-16]</text:span></text:p>
          </draw:text-box>
        </draw:frame>
        <draw:frame draw:style-name="gr61" draw:text-style-name="P22" draw:layer="layout" svg:width="3.105cm" svg:height="3.468cm" svg:x="16.196cm" svg:y="40.462cm">
          <draw:text-box>
            <text:p text:style-name="P21"><text:span text:style-name="T14">ID</text:span></text:p>
          </draw:text-box>
        </draw:frame>
        <draw:custom-shape draw:style-name="gr31" draw:text-style-name="P3" draw:layer="layout" svg:width="4.578cm" svg:height="2.032cm" draw:transform="rotate (1.56538580611371) translate (8.645cm 24.0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1" xml:id="id35" draw:id="id35" draw:layer="layout" svg:width="1.524cm" svg:height="1.276cm" svg:x="8.67cm" svg:y="20.266cm">
          <draw:text-box>
            <text:p><text:span text:style-name="T7">1</text:span></text:p>
          </draw:text-box>
        </draw:frame>
        <draw:frame draw:style-name="gr18" draw:text-style-name="P11" xml:id="id36" draw:id="id36" draw:layer="layout" svg:width="1.524cm" svg:height="1.276cm" svg:x="8.67cm" svg:y="22.266cm">
          <draw:text-box>
            <text:p><text:span text:style-name="T7">0</text:span></text:p>
          </draw:text-box>
        </draw:frame>
        <draw:line draw:style-name="gr26" draw:text-style-name="P1" draw:layer="layout" svg:x1="9.761cm" svg:y1="24.236cm" svg:x2="9.761cm" svg:y2="23.474cm">
          <text:p/>
        </draw:line>
        <draw:frame draw:style-name="gr62" draw:text-style-name="P15" draw:layer="layout" svg:width="2.419cm" svg:height="1.195cm" svg:x="8.884cm" svg:y="24.078cm">
          <draw:text-box>
            <text:p><text:span text:style-name="T9">IorD</text:span></text:p>
          </draw:text-box>
        </draw:frame>
        <draw:line draw:style-name="gr33" draw:text-style-name="P1" draw:layer="layout" svg:x1="10.779cm" svg:y1="21.801cm" svg:x2="12.227cm" svg:y2="21.801cm">
          <text:p/>
        </draw:line>
        <draw:connector draw:style-name="gr63" draw:text-style-name="P3" xml:id="id37" draw:id="id37" draw:layer="layout" svg:x1="6.105cm" svg:y1="20.9cm" svg:x2="8.67cm" svg:y2="20.904cm" draw:start-shape="id1" draw:start-glue-point="1" draw:end-shape="id35" draw:end-glue-point="3" svg:d="M6105 20900h1283v4h1282" svg:viewBox="0 0 2566 5">
          <text:p/>
        </draw:connector>
        <draw:connector draw:style-name="gr63" draw:text-style-name="P3" draw:layer="layout" draw:line-skew="-0.947cm" svg:x1="35.322cm" svg:y1="40.019cm" svg:x2="8.67cm" svg:y2="22.904cm" draw:end-shape="id36" draw:end-glue-point="3" svg:d="M35322 40019h-28099v-17115h1447" svg:viewBox="0 0 28100 17116">
          <text:p/>
        </draw:connector>
        <draw:custom-shape draw:style-name="gr41" draw:text-style-name="P13" draw:layer="layout" svg:width="0.508cm" svg:height="0.635cm" svg:x="35.006cm" svg:y="39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3" draw:layer="layout" svg:x1="7.388cm" svg:y1="20.902cm" svg:x2="8.854cm" svg:y2="9.534cm" draw:start-shape="id37" draw:start-glue-point="0" draw:end-shape="id38" draw:end-glue-point="2" svg:d="M7388 20902v-11368h1466" svg:viewBox="0 0 1467 11369">
          <text:p/>
        </draw:connector>
        <draw:custom-shape draw:style-name="gr14" draw:text-style-name="P5" draw:layer="layout" svg:width="0.508cm" svg:height="0.635cm" svg:x="7.104cm" svg:y="20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508cm" svg:height="0.635cm" svg:x="63.829cm" svg:y="3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3.9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7-12-05T23:41:04.605647728</dc:date>
    <meta:editing-duration>P1DT3H43M17S</meta:editing-duration>
    <meta:editing-cycles>87</meta:editing-cycles>
    <meta:generator>LibreOffice/5.1.6.2$Linux_X86_64 LibreOffice_project/10m0$Build-2</meta:generator>
    <meta:document-statistic meta:object-count="183"/>
  </office:meta>
</office:document-meta>
</file>